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300000060CEEB3F21EF47B196.png" manifest:media-type="image/png"/>
  <manifest:file-entry manifest:full-path="Pictures/10000000000004D900000077C5CA087C63A986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298cm"/>
    </style:style>
    <style:style style:name="Procedemento.B" style:family="table-column">
      <style:table-column-properties style:column-width="9.19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paragraph-properties fo:text-align="start" style:justify-single-word="false"/>
      <style:text-properties officeooo:paragraph-rsid="02042938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b95e" officeooo:paragraph-rsid="01f3b95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6" style:family="paragraph" style:parent-style-name="Table_20_Contents">
      <style:paragraph-properties fo:margin-top="0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82c7b" officeooo:paragraph-rsid="01fd33eb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paragraph-rsid="02042938"/>
    </style:style>
    <style:style style:name="P19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c9211e" style:font-name="Calibri1" fo:font-size="12pt" fo:language="gl" fo:country="ES" fo:font-weight="normal" officeooo:rsid="02042938" officeooo:paragraph-rsid="02042938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042938" officeooo:paragraph-rsid="02042938" style:font-size-asian="12pt" style:font-weight-asian="normal" style:font-name-complex="Calibri2" style:font-size-complex="12pt" style:font-weight-complex="normal"/>
    </style:style>
    <style:style style:name="P21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94209f" officeooo:paragraph-rsid="0202df65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25b43" officeooo:paragraph-rsid="0202df6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8f97b" officeooo:paragraph-rsid="0202df65" style:font-size-asian="10.5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3" style:family="text">
      <style:text-properties fo:color="#55308d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4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T5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T6" style:family="text">
      <style:text-properties style:use-window-font-color="true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style:use-window-font-color="true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8" style:family="text">
      <style:text-properties fo:color="#000080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9" style:family="text">
      <style:text-properties fo:color="#000080" style:font-name="Ubuntu" fo:font-size="6pt" fo:font-weight="normal" officeooo:rsid="00112a49" style:font-size-asian="6pt" style:font-weight-asian="normal" style:font-size-complex="6pt" style:font-weight-complex="normal"/>
    </style:style>
    <style:style style:name="T10" style:family="text">
      <style:text-properties style:font-name="Ubuntu" fo:font-size="6pt" officeooo:rsid="00112a49" style:font-size-asian="6pt" style:font-size-complex="6pt"/>
    </style:style>
    <style:style style:name="T11" style:family="text">
      <style:text-properties style:font-name="Ubuntu" fo:font-size="11pt" style:font-size-asian="11pt" style:font-size-complex="11pt"/>
    </style:style>
    <style:style style:name="T12" style:family="text">
      <style:text-properties style:font-name="Ubuntu" fo:font-size="11pt" officeooo:rsid="01ee3e8c" style:font-size-asian="11pt" style:font-size-complex="11pt"/>
    </style:style>
    <style:style style:name="T13" style:family="text">
      <style:text-properties fo:color="#000000" style:font-name="Calibri1" fo:font-size="12pt" fo:language="gl" fo:country="ES" fo:font-weight="normal" officeooo:rsid="01f8356f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style:font-name="Calibri1" fo:font-size="12pt" fo:language="gl" fo:country="ES" fo:font-weight="normal" officeooo:rsid="02042938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8f97b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3c0135" style:font-weight-asian="normal" style:font-weight-complex="normal"/>
    </style:style>
    <style:style style:name="T1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officeooo:rsid="01ef2dda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19b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df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429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officeooo:rsid="02042938"/>
    </style:style>
    <style:style style:name="T25" style:family="text">
      <style:text-properties fo:color="#c9211e" style:font-name="Calibri1" fo:font-size="12pt" fo:language="gl" fo:country="ES" fo:font-weight="normal" officeooo:rsid="02042938" style:font-size-asian="12pt" style:font-weight-asian="normal" style:font-name-complex="Calibri2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5"><text:span text:style-name="T20">TALLER MME – PRÁCTICA </text:span><text:span text:style-name="T21">12 – </text:span><text:span text:style-name="T22">Cooler Master </text:span><text:span text:style-name="T23">Intel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3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 table:style-name="TableLine94592971899456">
          <table:table-cell table:style-name="IntegrantesGrupo.A5" table:number-rows-spanned="3" office:value-type="string">
            <text:p text:style-name="P4"/>
          </table:table-cell>
          <table:table-cell table:style-name="IntegrantesGrupo.B3" office:value-type="string">
            <text:p text:style-name="P16"><text:s/>Coordinador/a:</text:p>
          </table:table-cell>
          <table:table-cell table:style-name="IntegrantesGrupo.C3">
            <text:p text:style-name="P11"/>
          </table:table-cell>
        </table:table-row>
        <table:table-row table:style-name="TableLine94592972025248">
          <table:covered-table-cell/>
          <table:table-cell table:style-name="IntegrantesGrupo.B4" office:value-type="string">
            <text:p text:style-name="P4"><text:s/>Responsable Limpeza:</text:p>
          </table:table-cell>
          <table:table-cell table:style-name="IntegrantesGrupo.C4">
            <text:p text:style-name="P11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6"><text:s/>Responsable</text:span> <text:span text:style-name="T17">D</text:span><text:span text:style-name="T16">ocumentación:</text:span></text:p>
          </table:table-cell>
          <table:table-cell table:style-name="IntegrantesGrupo.C5">
            <text:p text:style-name="P10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6">Material necesario</text:p>
          </table:table-cell>
          <table:table-cell table:style-name="Procedemento.B1" office:value-type="string">
            <text:p text:style-name="P8">Práctica: <text:span text:style-name="T19">BIOS (F2).</text:span></text:p>
            <text:p text:style-name="P9">Configuración</text:p>
          </table:table-cell>
        </table:table-row>
        <table:table-row table:style-name="Procedemento.2">
          <table:table-cell table:style-name="Procedemento.A2" office:value-type="string">
            <text:list xml:id="list2302391320" text:style-name="L1">
              <text:list-item>
                <text:p text:style-name="P21">Alfombra condutora</text:p>
              </text:list-item>
              <text:list-item>
                <text:p text:style-name="P22"><text:span text:style-name="T12">[1]</text:span><text:a xlink:type="simple" xlink:href="https://www.intel.com/content/dam/support/us/en/documents/motherboards/desktop/db75en/db75en_techprodspec05.pdf" text:style-name="Internet_20_link" text:visited-style-name="Visited_20_Internet_20_Link"><text:span text:style-name="T11">Manual da placa base</text:span></text:a></text:p>
              </text:list-item>
              <text:list-item>
                <text:p text:style-name="P23"><text:a xlink:type="simple" xlink:href="https://compatibleproducts.intel.com/ProductDetails?prodSearch=True&amp;searchTerm=DB75EN&amp;activeModule=Desktop%20Boards&amp;mthbrd_nm=DB75EN" text:style-name="Internet_20_link" text:visited-style-name="Visited_20_Internet_20_Link"><text:span text:style-name="T15">Procesadores Compatibles</text:span></text:a></text:p>
              </text:list-item>
            </text:list>
          </table:table-cell>
          <table:table-cell table:style-name="Procedemento.A2" office:value-type="string">
            <text:list xml:id="list117783431" text:style-name="L2">
              <text:list-item>
                <text:p text:style-name="P24">Conectar: equipo, pantalla, teclado, rato.</text:p>
              </text:list-item>
              <text:list-item>
                <text:p text:style-name="P25">Acender e acceder á BIOS (F2).</text:p>
              </text:list-item>
              <text:list-item>
                <text:p text:style-name="P26">Configurar BIOS</text:p>
              </text:list-item>
            </text:list>
          </table:table-cell>
        </table:table-row>
      </table:table>
      <text:p text:style-name="P7"/>
      <text:p text:style-name="P7">Procedemento:<text:span text:style-name="T18"> </text:span></text:p>
      <text:list xml:id="list2744782355" text:style-name="L3">
        <text:list-item>
          <text:p text:style-name="P17">Conectar: equipo, pantalla, teclado, rato. </text:p>
        </text:list-item>
        <text:list-item>
          <text:p text:style-name="P17">Acender e acceder á BIOS (F2)</text:p>
        </text:list-item>
        <text:list-item>
          <text:p text:style-name="P17">Configuración da BIOS (páxina <text:span text:style-name="T24">65</text:span> de [1]).</text:p>
        </text:list-item>
        <text:list-item>
          <text:p text:style-name="P18"><text:span text:style-name="T13">Revisa, identifica e anota tódolos elementos que se enumeran nesa sección </text:span><text:span text:style-name="T14">e achega unha captura de cada unha das seccións.</text:span></text:p>
          <text:list>
            <text:list-item>
              <text:p text:style-name="P18"><text:span text:style-name="T14">Maintenance </text:span><text:span text:style-name="T25">[Achega unha captura]</text:span></text:p>
            </text:list-item>
          </text:list>
        </text:list-item>
      </text:list>
      <text:p text:style-name="P19"/>
      <text:list xml:id="list233257609364099" text:continue-numbering="true" text:style-name="L3">
        <text:list-item>
          <text:list>
            <text:list-item>
              <text:p text:style-name="P18"><text:span text:style-name="T14">Main </text:span><text:span text:style-name="T25">[Achega unha captura]</text:span></text:p>
            </text:list-item>
          </text:list>
        </text:list-item>
      </text:list>
      <text:p text:style-name="P19"/>
      <text:list xml:id="list233258603740760" text:continue-numbering="true" text:style-name="L3">
        <text:list-item>
          <text:list>
            <text:list-item>
              <text:p text:style-name="P18"><text:span text:style-name="T14">Configuration </text:span><text:span text:style-name="T25">[Achega unha captura]</text:span></text:p>
            </text:list-item>
          </text:list>
        </text:list-item>
      </text:list>
      <text:p text:style-name="P19"/>
      <text:list xml:id="list233258911267816" text:continue-numbering="true" text:style-name="L3">
        <text:list-item>
          <text:list>
            <text:list-item>
              <text:p text:style-name="P18"><text:span text:style-name="T14">Performance </text:span><text:span text:style-name="T25">[Achega unha captura]</text:span></text:p>
            </text:list-item>
          </text:list>
        </text:list-item>
      </text:list>
      <text:p text:style-name="P19"/>
      <text:list xml:id="list233257624687204" text:continue-numbering="true" text:style-name="L3">
        <text:list-item>
          <text:list>
            <text:list-item>
              <text:p text:style-name="P18"><text:span text:style-name="T14">Security </text:span><text:span text:style-name="T25">[Achega unha captura]</text:span></text:p>
            </text:list-item>
          </text:list>
        </text:list-item>
      </text:list>
      <text:p text:style-name="P19"/>
      <text:list xml:id="list233258924722669" text:continue-numbering="true" text:style-name="L3">
        <text:list-item>
          <text:list>
            <text:list-item>
              <text:p text:style-name="P18"><text:span text:style-name="T14">Power </text:span><text:span text:style-name="T25">[Achega unha captura]</text:span></text:p>
            </text:list-item>
          </text:list>
        </text:list-item>
      </text:list>
      <text:p text:style-name="P19"/>
      <text:list xml:id="list233258898005700" text:continue-numbering="true" text:style-name="L3">
        <text:list-item>
          <text:list>
            <text:list-item>
              <text:p text:style-name="P18"><text:span text:style-name="T14">Boot </text:span><text:span text:style-name="T25">[Achega unha captura]</text:span></text:p>
            </text:list-item>
          </text:list>
        </text:list-item>
      </text:list>
      <text:p text:style-name="P20"/>
      <text:list xml:id="list233258478331859" text:continue-numbering="true" text:style-name="L3">
        <text:list-item>
          <text:list>
            <text:list-item>
              <text:p text:style-name="P18"><text:span text:style-name="T14">Exit </text:span><text:span text:style-name="T25">[Achega unha captura]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P3" style:family="paragraph" style:parent-style-name="Standard">
      <style:paragraph-properties fo:text-align="start" style:justify-single-word="false"/>
      <style:text-properties officeooo:paragraph-rsid="02042938"/>
    </style:style>
    <style:style style:name="MT1" style:family="text">
      <style:text-properties officeooo:rsid="004d5155"/>
    </style:style>
    <style:style style:name="MT2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3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MT4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MT5" style:family="text">
      <style:text-properties fo:color="#000080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fo:color="#55308d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7" style:family="text">
      <style:text-properties style:use-window-font-color="true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style:use-window-font-color="true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9" style:family="text">
      <style:text-properties fo:color="#000080" style:font-name="Ubuntu" fo:font-size="6pt" fo:font-weight="normal" officeooo:rsid="00112a49" style:font-size-asian="6pt" style:font-weight-asian="normal" style:font-size-complex="6pt" style:font-weight-complex="normal"/>
    </style:style>
    <style:style style:name="MT10" style:family="text">
      <style:text-properties style:font-name="Ubuntu" fo:font-size="6pt" officeooo:rsid="00112a49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C5CA087C63A9865A.png" xlink:type="simple" xlink:show="embed" xlink:actuate="onLoad" loext:mime-type="image/png"/></draw:frame></draw:a></text:p>
      </style:footer>
      <loext:footer-first>
        <text:p text:style-name="MP3"><text:span text:style-name="MT2"><text:tab/><text:tab/>Pablo Belay Fernánde</text:span><draw:frame draw:style-name="Mfr2" draw:name="Image4" text:anchor-type="char" svg:x="-0.131cm" svg:y="0.048cm" svg:width="2.593cm" svg:height="0.961cm" draw:z-index="0"><draw:image xlink:href="Pictures/100000000000010300000060CEEB3F21EF47B196.png" xlink:type="simple" xlink:show="embed" xlink:actuate="onLoad" loext:mime-type="image/png"/></draw:frame><text:span text:style-name="MT2">z<text:tab/><text:tab/><text:line-break/><text:tab/><text:tab/></text:span><text:span text:style-name="MT3">T</text:span><text:span text:style-name="MT4">his work is a derivative of work by</text:span><text:span text:style-name="MT2"> </text:span><text:a xlink:type="simple" xlink:href="https://github.com/ricardofc/repoEDU-CCbySA/tree/main/MME" text:style-name="Internet_20_link" text:visited-style-name="Visited_20_Internet_20_Link"><text:span text:style-name="MT5">Ricardo Feijoo Costa</text:span></text:a><text:span text:style-name="MT6"> </text:span><text:span text:style-name="MT7">under CC BY-SA 4.0. <text:line-break/><text:tab/><text:tab/>This work, updated in header, </text:span><text:span text:style-name="MT8">images, text</text:span><text:span text:style-name="MT7"> and font size, is licensed unde</text:span><text:span text:style-name="MT8">r </text:span><text:a xlink:type="simple" xlink:href="https://creativecommons.org/licenses/by-sa/4.0/deed.gl" text:style-name="Internet_20_link" text:visited-style-name="Visited_20_Internet_20_Link"><text:span text:style-name="MT4">C</text:span></text:a><text:a xlink:type="simple" xlink:href="https://creativecommons.org/licenses/by-sa/4.0/deed.gl" text:style-name="Internet_20_link" text:visited-style-name="Visited_20_Internet_20_Link"><text:span text:style-name="MT3">C</text:span></text:a><text:a xlink:type="simple" xlink:href="https://creativecommons.org/licenses/by-sa/4.0/deed.gl" text:style-name="Internet_20_link" text:visited-style-name="Visited_20_Internet_20_Link"><text:span text:style-name="MT9"> BY-SA 4.0</text:span></text:a><text:span text:style-name="MT4"><text:tab/></text:span><text:span text:style-name="MT10"><text:tab/><text:tab/><text:tab/><text:tab/></text:span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99</meta:editing-cycles>
    <meta:creation-date>2019-11-09T13:25:03.151138236</meta:creation-date>
    <meta:editing-duration>PT8H42M4S</meta:editing-duration>
    <meta:generator>LibreOffice/6.4.7.2$Linux_X86_64 LibreOffice_project/40$Build-2</meta:generator>
    <dc:subject>Práctica 12 - Cooler Master Intel</dc:subject>
    <dc:title>Taller - MME</dc:title>
    <dc:date>2022-01-31T23:21:46.923526599</dc:date>
    <dc:creator>belay </dc:creator>
    <meta:document-statistic meta:table-count="2" meta:image-count="2" meta:object-count="0" meta:page-count="1" meta:paragraph-count="31" meta:word-count="176" meta:character-count="1110" meta:non-whitespace-character-count="9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